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181cec" officeooo:paragraph-rsid="00181cec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paragraph-rsid="00181cec" style:font-size-asian="18pt" style:font-weight-asian="bold" style:font-size-complex="18pt" style:font-weight-complex="bold"/>
    </style:style>
    <style:style style:name="T1" style:family="text">
      <style:text-properties officeooo:rsid="00181cec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181ce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6"/><text:span text:style-name="T2">SQL ASSIGNMENT <text:s/>NO</text:span><text:span text:style-name="T3">3</text:span></text:p>
      <text:p text:style-name="Standard"/>
      <text:p text:style-name="P1">Name – Tarun Gothwal</text:p>
      <text:p text:style-name="P1"/>
      <text:p text:style-name="P1">Roll No – 80113</text:p>
      <text:p text:style-name="P1"/>
      <text:p text:style-name="P2">Overview of SQL:</text:p>
      <text:p text:style-name="P3"/>
      <text:p text:style-name="P3"><text:span text:style-name="T1">Q1)Does ANSI recognize the data type Date?</text:span></text:p>
      <text:p text:style-name="P3"><text:span text:style-name="T1">Ans: No.</text:span></text:p>
      <text:p text:style-name="P3"/>
      <text:p text:style-name="P3"><text:span text:style-name="T1">Q2)Which subdivision of SQL is used to insert values in tables?</text:span></text:p>
      <text:p text:style-name="P3"><text:span text:style-name="T1">Ans: Data Manipulation Language (DML)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0:24:08.545303776</meta:creation-date>
    <dc:date>2023-09-14T00:29:43.933682448</dc:date>
    <meta:editing-duration>PT5M36S</meta:editing-duration>
    <meta:editing-cycles>1</meta:editing-cycles>
    <meta:document-statistic meta:table-count="0" meta:image-count="0" meta:object-count="0" meta:page-count="1" meta:paragraph-count="8" meta:word-count="37" meta:character-count="248" meta:non-whitespace-character-count="189"/>
    <meta:generator>LibreOffice/7.3.7.2$Linux_X86_64 LibreOffice_project/30$Build-2</meta:generator>
  </office:meta>
</office:document-meta>
</file>